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649cm"/>
    </style:style>
    <style:style style:name="gr2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616cm"/>
    </style:style>
    <style:style style:name="P1" style:family="paragraph">
      <style:text-properties fo:font-size="13pt" style:font-size-asian="13pt" style:font-size-complex="13pt"/>
    </style:style>
    <style:style style:name="P2" style:family="paragraph">
      <loext:graphic-properties draw:fill="none" draw:fill-color="#ffffff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MU Serif"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T1" style:family="text">
      <style:text-properties style:font-name="CMU Serif"/>
    </style:style>
    <style:style style:name="T2" style:family="text">
      <style:text-properties style:font-name="CMU Serif" fo:font-size="14pt" style:font-size-asian="14pt" style:font-size-complex="14pt"/>
    </style:style>
    <style:style style:name="T3" style:family="text">
      <style:text-properties style:font-name="CM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149cm" svg:height="0.835cm" svg:x="2.014cm" svg:y="2.989cm">
          <draw:text-box>
            <text:p text:style-name="P1"><text:span text:style-name="T1">Intro</text:span></text:p>
          </draw:text-box>
        </draw:frame>
        <draw:frame draw:style-name="gr1" draw:text-style-name="P2" draw:layer="layout" svg:width="2.149cm" svg:height="0.835cm" svg:x="5.805cm" svg:y="2.989cm">
          <draw:text-box>
            <text:p text:style-name="P1"><text:span text:style-name="T1">V</text:span><text:span text:style-name="T1">a</text:span><text:span text:style-name="T1">r</text:span><text:span text:style-name="T1">1</text:span></text:p>
          </draw:text-box>
        </draw:frame>
        <draw:frame draw:style-name="gr1" draw:text-style-name="P2" draw:layer="layout" svg:width="2.149cm" svg:height="0.835cm" svg:x="9.034cm" svg:y="2.989cm">
          <draw:text-box>
            <text:p text:style-name="P1"><text:span text:style-name="T1">V</text:span><text:span text:style-name="T1">a</text:span><text:span text:style-name="T1">r</text:span><text:span text:style-name="T1">2</text:span></text:p>
          </draw:text-box>
        </draw:frame>
        <draw:frame draw:style-name="gr1" draw:text-style-name="P2" draw:layer="layout" svg:width="2.149cm" svg:height="0.835cm" svg:x="12.05cm" svg:y="2.989cm">
          <draw:text-box>
            <text:p text:style-name="P1"><text:span text:style-name="T1">V</text:span><text:span text:style-name="T1">a</text:span><text:span text:style-name="T1">r</text:span><text:span text:style-name="T1">3</text:span></text:p>
          </draw:text-box>
        </draw:frame>
        <draw:frame draw:style-name="gr1" draw:text-style-name="P2" draw:layer="layout" svg:width="2.149cm" svg:height="0.835cm" svg:x="15.236cm" svg:y="2.989cm">
          <draw:text-box>
            <text:p text:style-name="P1"><text:span text:style-name="T1">Var4</text:span></text:p>
          </draw:text-box>
        </draw:frame>
        <draw:frame draw:style-name="gr1" draw:text-style-name="P2" draw:layer="layout" svg:width="2.149cm" svg:height="0.835cm" svg:x="17.883cm" svg:y="2.989cm">
          <draw:text-box>
            <text:p text:style-name="P1"><text:span text:style-name="T1">V</text:span><text:span text:style-name="T1">a</text:span><text:span text:style-name="T1">r</text:span><text:span text:style-name="T1">5</text:span></text:p>
          </draw:text-box>
        </draw:frame>
        <draw:frame draw:style-name="gr1" draw:text-style-name="P2" draw:layer="layout" svg:width="2.149cm" svg:height="0.835cm" svg:x="19.996cm" svg:y="2.989cm">
          <draw:text-box>
            <text:p text:style-name="P1"><text:span text:style-name="T1">V</text:span><text:span text:style-name="T1">a</text:span><text:span text:style-name="T1">r</text:span><text:span text:style-name="T1">6</text:span></text:p>
          </draw:text-box>
        </draw:frame>
        <draw:frame draw:style-name="gr1" draw:text-style-name="P2" draw:layer="layout" svg:width="2.149cm" svg:height="0.835cm" svg:x="22.009cm" svg:y="2.989cm">
          <draw:text-box>
            <text:p text:style-name="P1"><text:span text:style-name="T1">Var7</text:span></text:p>
          </draw:text-box>
        </draw:frame>
        <draw:line draw:style-name="gr2" draw:text-style-name="P3" draw:layer="layout" svg:x1="2.236cm" svg:y1="3.857cm" svg:x2="5.953cm" svg:y2="3.848cm">
          <text:p/>
        </draw:line>
        <draw:line draw:style-name="gr2" draw:text-style-name="P3" draw:layer="layout" svg:x1="6.142cm" svg:y1="3.852cm" svg:x2="9.128cm" svg:y2="3.852cm">
          <text:p/>
        </draw:line>
        <draw:line draw:style-name="gr2" draw:text-style-name="P3" draw:layer="layout" svg:x1="9.28cm" svg:y1="3.852cm" svg:x2="12.146cm" svg:y2="3.852cm">
          <text:p/>
        </draw:line>
        <draw:line draw:style-name="gr2" draw:text-style-name="P3" draw:layer="layout" svg:x1="12.279cm" svg:y1="3.852cm" svg:x2="15.359cm" svg:y2="3.852cm">
          <text:p/>
        </draw:line>
        <draw:line draw:style-name="gr2" draw:text-style-name="P3" draw:layer="layout" svg:x1="15.481cm" svg:y1="3.852cm" svg:x2="17.954cm" svg:y2="3.852cm">
          <text:p/>
        </draw:line>
        <draw:line draw:style-name="gr2" draw:text-style-name="P3" draw:layer="layout" svg:x1="18.075cm" svg:y1="3.852cm" svg:x2="20.112cm" svg:y2="3.852cm">
          <text:p/>
        </draw:line>
        <draw:line draw:style-name="gr2" draw:text-style-name="P3" draw:layer="layout" svg:x1="20.224cm" svg:y1="3.852cm" svg:x2="22.088cm" svg:y2="3.852cm">
          <text:p/>
        </draw:line>
        <draw:line draw:style-name="gr2" draw:text-style-name="P3" draw:layer="layout" svg:x1="22.215cm" svg:y1="3.852cm" svg:x2="23.993cm" svg:y2="3.852cm">
          <text:p/>
        </draw:line>
        <draw:line draw:style-name="gr2" draw:text-style-name="P3" draw:layer="layout" svg:x1="12.279cm" svg:y1="5.104cm" svg:x2="15.359cm" svg:y2="5.104cm">
          <text:p/>
        </draw:line>
        <draw:line draw:style-name="gr2" draw:text-style-name="P3" draw:layer="layout" svg:x1="15.48cm" svg:y1="5.104cm" svg:x2="17.953cm" svg:y2="5.104cm">
          <text:p/>
        </draw:line>
        <draw:line draw:style-name="gr2" draw:text-style-name="P3" draw:layer="layout" svg:x1="19.479cm" svg:y1="5.104cm" svg:x2="20.114cm" svg:y2="5.104cm">
          <text:p/>
        </draw:line>
        <draw:line draw:style-name="gr2" draw:text-style-name="P3" draw:layer="layout" svg:x1="18.78cm" svg:y1="5.104cm" svg:x2="19.415cm" svg:y2="5.104cm">
          <text:p/>
        </draw:line>
        <draw:line draw:style-name="gr2" draw:text-style-name="P3" draw:layer="layout" svg:x1="18.074cm" svg:y1="5.104cm" svg:x2="18.709cm" svg:y2="5.104cm">
          <text:p/>
        </draw:line>
        <draw:line draw:style-name="gr2" draw:text-style-name="P3" draw:layer="layout" svg:x1="20.225cm" svg:y1="5.104cm" svg:x2="22.089cm" svg:y2="5.104cm">
          <text:p/>
        </draw:line>
        <draw:line draw:style-name="gr2" draw:text-style-name="P3" draw:layer="layout" svg:x1="22.216cm" svg:y1="5.104cm" svg:x2="23.994cm" svg:y2="5.104cm">
          <text:p/>
        </draw:line>
        <draw:line draw:style-name="gr2" draw:text-style-name="P3" draw:layer="layout" svg:x1="2.237cm" svg:y1="2.557cm" svg:x2="12.146cm" svg:y2="2.557cm">
          <text:p/>
        </draw:line>
        <draw:line draw:style-name="gr2" draw:text-style-name="P3" draw:layer="layout" svg:x1="12.279cm" svg:y1="2.557cm" svg:x2="17.953cm" svg:y2="2.557cm">
          <text:p/>
        </draw:line>
        <draw:line draw:style-name="gr2" draw:text-style-name="P3" draw:layer="layout" svg:x1="18.076cm" svg:y1="2.557cm" svg:x2="20.113cm" svg:y2="2.557cm">
          <text:p/>
        </draw:line>
        <draw:line draw:style-name="gr2" draw:text-style-name="P3" draw:layer="layout" svg:x1="20.224cm" svg:y1="2.557cm" svg:x2="23.993cm" svg:y2="2.557cm">
          <text:p/>
        </draw:line>
        <draw:frame draw:style-name="gr1" draw:text-style-name="P4" draw:layer="layout" svg:width="2.149cm" svg:height="0.835cm" svg:x="2.014cm" svg:y="1.59cm">
          <draw:text-box>
            <text:p><text:span text:style-name="T2">Part I</text:span></text:p>
          </draw:text-box>
        </draw:frame>
        <draw:frame draw:style-name="gr1" draw:text-style-name="P4" draw:layer="layout" svg:width="2.149cm" svg:height="0.835cm" svg:x="12.05cm" svg:y="1.59cm">
          <draw:text-box>
            <text:p><text:span text:style-name="T2">Pa</text:span><text:span text:style-name="T2">rt </text:span><text:span text:style-name="T2">II</text:span></text:p>
          </draw:text-box>
        </draw:frame>
        <draw:frame draw:style-name="gr1" draw:text-style-name="P4" draw:layer="layout" svg:width="2.183cm" svg:height="0.835cm" svg:x="17.883cm" svg:y="1.59cm">
          <draw:text-box>
            <text:p><text:span text:style-name="T2">Part </text:span><text:span text:style-name="T2">III</text:span></text:p>
          </draw:text-box>
        </draw:frame>
        <draw:frame draw:style-name="gr1" draw:text-style-name="P4" draw:layer="layout" svg:width="2.166cm" svg:height="0.835cm" svg:x="19.996cm" svg:y="1.59cm">
          <draw:text-box>
            <text:p><text:span text:style-name="T2">Part </text:span><text:span text:style-name="T2">IV</text:span></text:p>
          </draw:text-box>
        </draw:frame>
        <draw:frame draw:style-name="gr3" draw:text-style-name="P6" draw:layer="layout" svg:width="1.188cm" svg:height="0.835cm" svg:x="2.015cm" svg:y="4.29cm">
          <draw:text-box>
            <text:p text:style-name="P5"><text:span text:style-name="T3">Sec1</text:span></text:p>
          </draw:text-box>
        </draw:frame>
        <draw:line draw:style-name="gr2" draw:text-style-name="P3" draw:layer="layout" svg:x1="2.245cm" svg:y1="5.104cm" svg:x2="3.099cm" svg:y2="5.104cm">
          <text:p/>
        </draw:line>
        <draw:line draw:style-name="gr2" draw:text-style-name="P3" draw:layer="layout" svg:x1="3.156cm" svg:y1="5.104cm" svg:x2="4.145cm" svg:y2="5.104cm">
          <text:p/>
        </draw:line>
        <draw:line draw:style-name="gr2" draw:text-style-name="P3" draw:layer="layout" svg:x1="4.198cm" svg:y1="5.104cm" svg:x2="5.415cm" svg:y2="5.104cm">
          <text:p/>
        </draw:line>
        <draw:line draw:style-name="gr2" draw:text-style-name="P3" draw:layer="layout" svg:x1="5.478cm" svg:y1="5.104cm" svg:x2="5.953cm" svg:y2="5.104cm">
          <text:p/>
        </draw:line>
        <draw:line draw:style-name="gr2" draw:text-style-name="P3" draw:layer="layout" svg:x1="6.145cm" svg:y1="5.104cm" svg:x2="6.832cm" svg:y2="5.104cm">
          <text:p/>
        </draw:line>
        <draw:line draw:style-name="gr2" draw:text-style-name="P3" draw:layer="layout" svg:x1="6.882cm" svg:y1="5.104cm" svg:x2="7.678cm" svg:y2="5.104cm">
          <text:p/>
        </draw:line>
        <draw:line draw:style-name="gr2" draw:text-style-name="P3" draw:layer="layout" svg:x1="7.72cm" svg:y1="5.104cm" svg:x2="8.727cm" svg:y2="5.104cm">
          <text:p/>
        </draw:line>
        <draw:line draw:style-name="gr2" draw:text-style-name="P3" draw:layer="layout" svg:x1="8.77cm" svg:y1="5.104cm" svg:x2="9.128cm" svg:y2="5.104cm">
          <text:p/>
        </draw:line>
        <draw:frame draw:style-name="gr3" draw:text-style-name="P6" draw:layer="layout" svg:width="1.188cm" svg:height="0.835cm" svg:x="2.935cm" svg:y="4.291cm">
          <draw:text-box>
            <text:p text:style-name="P5"><text:span text:style-name="T3">Sec2</text:span></text:p>
          </draw:text-box>
        </draw:frame>
        <draw:frame draw:style-name="gr3" draw:text-style-name="P6" draw:layer="layout" svg:width="1.188cm" svg:height="0.835cm" svg:x="3.951cm" svg:y="4.292cm">
          <draw:text-box>
            <text:p text:style-name="P5"><text:span text:style-name="T3">Sec3</text:span></text:p>
          </draw:text-box>
        </draw:frame>
        <draw:frame draw:style-name="gr3" draw:text-style-name="P6" draw:layer="layout" svg:width="1.188cm" svg:height="0.835cm" svg:x="5.099cm" svg:y="4.293cm">
          <draw:text-box>
            <text:p text:style-name="P5"><text:span text:style-name="T3">Sec4</text:span></text:p>
          </draw:text-box>
        </draw:frame>
        <draw:line draw:style-name="gr2" draw:text-style-name="P3" draw:layer="layout" svg:x1="9.27cm" svg:y1="5.104cm" svg:x2="9.939cm" svg:y2="5.104cm">
          <text:p/>
        </draw:line>
        <draw:line draw:style-name="gr2" draw:text-style-name="P3" draw:layer="layout" svg:x1="9.988cm" svg:y1="5.104cm" svg:x2="10.763cm" svg:y2="5.104cm">
          <text:p/>
        </draw:line>
        <draw:line draw:style-name="gr2" draw:text-style-name="P3" draw:layer="layout" svg:x1="10.804cm" svg:y1="5.104cm" svg:x2="11.785cm" svg:y2="5.104cm">
          <text:p/>
        </draw:line>
        <draw:line draw:style-name="gr2" draw:text-style-name="P3" draw:layer="layout" svg:x1="11.827cm" svg:y1="5.104cm" svg:x2="12.176cm" svg:y2="5.1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2-09T16:03:44.468410000</dc:date>
    <meta:editing-duration>P4DT21H54M10S</meta:editing-duration>
    <meta:editing-cycles>135</meta:editing-cycles>
    <meta:generator>LibreOffice/5.1.6.2$MacOSX_X86_64 LibreOffice_project/07ac168c60a517dba0f0d7bc7540f5afa45f0909</meta:generator>
    <meta:document-statistic meta:object-count="47"/>
  </office:meta>
</office:document-meta>
</file>